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Conference</text:p>
          </table:table-cell>
          <table:table-cell table:style-name="ce1" office:value-type="string" calcext:value-type="string">
            <text:p>Starts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Big Wes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uesd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Sund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IV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ond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-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VA (2)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ond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PS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ond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uesd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AC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uesday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18:38:37.826000000</meta:creation-date>
    <dc:date>2023-04-15T23:07:58.369000000</dc:date>
    <meta:editing-duration>PT4H29M21S</meta:editing-duration>
    <meta:editing-cycles>1</meta:editing-cycles>
    <meta:document-statistic meta:table-count="1" meta:cell-count="25" meta:object-count="0"/>
    <meta:generator>LibreOffice/7.5.1.2$Windows_X86_64 LibreOffice_project/fcbaee479e84c6cd81291587d2ee68cba099e129</meta:generator>
  </office:meta>
</office:document-meta>
</file>